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-color="#ffffff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-color="#ffff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svg:stroke-width="0.07cm" draw:marker-start-width="0.42cm" draw:marker-end="Arrow" draw:marker-end-width="0.42cm" draw:textarea-horizontal-align="center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draw:stroke="dash" draw:stroke-dash="Fine_20_Dashed_20__28_var_29_" svg:stroke-width="0.07cm" draw:marker-start-width="0.41cm" draw:marker-end="Arrow" draw:marker-end-width="0.54cm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-color="#9999ff" draw:textarea-horizontal-align="center" draw:textarea-vertical-align="middle"/>
    </style:style>
    <style:style style:name="gr12" style:family="graphic" style:parent-style-name="standard">
      <style:graphic-properties draw:stroke="dash" draw:stroke-dash="Fine_20_Dashed_20__28_var_29_" svg:stroke-width="0.07cm" draw:marker-start-width="0.43cm" draw:marker-end="Arrow" draw:marker-end-width="0.43cm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2.651cm" svg:height="13.383cm" svg:x="2.89cm" svg:y="1.271cm">
          <text:p/>
        </draw:rect>
        <draw:rect draw:style-name="gr2" draw:text-style-name="P1" xml:id="id2" draw:id="id2" draw:layer="layout" svg:width="4.759cm" svg:height="2.417cm" svg:x="4.311cm" svg:y="3.044cm">
          <text:p text:style-name="P1">Model source</text:p>
          <text:p text:style-name="P1">Flux estimation</text:p>
        </draw:rect>
        <draw:frame draw:style-name="gr3" xml:id="id1" draw:id="id1" draw:layer="layout" svg:width="5.971cm" svg:height="0.962cm" svg:x="3.716cm" svg:y="-0.03cm">
          <draw:text-box>
            <text:p>Initial source model</text:p>
          </draw:text-box>
        </draw:frame>
        <draw:connector draw:style-name="gr4" draw:text-style-name="P1" draw:layer="layout" draw:type="lines" svg:x1="6.701cm" svg:y1="0.932cm" svg:x2="6.69cm" svg:y2="3.044cm" draw:start-shape="id1" draw:start-glue-point="2" draw:end-shape="id2" draw:end-glue-point="0" svg:d="m6701 932v500l-11 1111v501">
          <text:p/>
        </draw:connector>
        <draw:rect draw:style-name="gr2" draw:text-style-name="P1" xml:id="id6" draw:id="id6" draw:layer="layout" svg:width="4.759cm" svg:height="2.417cm" svg:x="10.212cm" svg:y="3.045cm">
          <text:p text:style-name="P1">Create Model</text:p>
          <text:p text:style-name="P1">Visibilities</text:p>
        </draw:rect>
        <draw:rect draw:style-name="gr1" draw:text-style-name="P1" draw:layer="layout" svg:width="12.64cm" svg:height="4.647cm" svg:x="7.287cm" svg:y="6.884cm">
          <text:p/>
        </draw:rect>
        <draw:rect draw:style-name="gr5" draw:text-style-name="P1" xml:id="id3" draw:id="id3" draw:layer="layout" svg:width="4.759cm" svg:height="2.417cm" svg:x="7.813cm" svg:y="7.646cm">
          <text:p text:style-name="P1">StEFCal</text:p>
          <text:p text:style-name="P1">Iteration</text:p>
        </draw:rect>
        <draw:custom-shape draw:style-name="gr6" draw:text-style-name="P1" xml:id="id4" draw:id="id4" draw:layer="layout" svg:width="5.354cm" svg:height="2.937cm" svg:x="13.852cm" svg:y="7.402cm">
          <text:p text:style-name="P1">Convergenc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12.572cm" svg:y1="8.854cm" svg:x2="13.852cm" svg:y2="8.871cm" draw:start-shape="id3" draw:start-glue-point="1" draw:end-shape="id4" draw:end-glue-point="5" svg:d="m12572 8854h501l278 17h501">
          <text:p/>
        </draw:connector>
        <draw:connector draw:style-name="gr4" draw:text-style-name="P1" draw:layer="layout" draw:type="lines" svg:x1="3.124cm" svg:y1="4.232cm" svg:x2="4.311cm" svg:y2="4.252cm" draw:start-shape="id5" draw:start-glue-point="1" draw:end-shape="id2" draw:end-glue-point="3" svg:d="m3124 4232h501l185 20h501">
          <text:p/>
        </draw:connector>
        <draw:connector draw:style-name="gr4" draw:text-style-name="P1" draw:layer="layout" draw:type="lines" svg:x1="9.07cm" svg:y1="4.252cm" svg:x2="10.212cm" svg:y2="4.253cm" draw:start-shape="id2" draw:start-glue-point="1" draw:end-shape="id6" draw:end-glue-point="3" svg:d="m9070 4252h501l140 1h501">
          <text:p/>
        </draw:connector>
        <draw:connector draw:style-name="gr8" draw:text-style-name="P1" xml:id="id10" draw:id="id10" draw:layer="layout" draw:line-skew="-0.004cm" svg:x1="12.591cm" svg:y1="5.462cm" svg:x2="10.192cm" svg:y2="7.646cm" draw:start-shape="id6" draw:start-glue-point="2" draw:end-shape="id3" svg:d="m12591 5462v1088h-2399v1096">
          <text:p/>
        </draw:connector>
        <draw:rect draw:style-name="gr2" draw:text-style-name="P1" xml:id="id7" draw:id="id7" draw:layer="layout" svg:width="4.759cm" svg:height="2.417cm" svg:x="20.401cm" svg:y="7.646cm">
          <text:p text:style-name="P1">Noise</text:p>
          <text:p text:style-name="P1">Estimation</text:p>
        </draw:rect>
        <draw:custom-shape draw:style-name="gr9" draw:text-style-name="P1" xml:id="id8" draw:id="id8" draw:layer="layout" svg:width="5.354cm" svg:height="2.937cm" svg:x="20.124cm" svg:y="11.415cm">
          <text:p text:style-name="P1">Convergenc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9.206cm" svg:y1="8.871cm" svg:x2="20.401cm" svg:y2="8.854cm" draw:start-shape="id4" draw:start-glue-point="7" draw:end-shape="id7" draw:end-glue-point="3" svg:d="m19206 8871h598v-17h597">
          <text:p/>
        </draw:connector>
        <draw:connector draw:style-name="gr4" draw:text-style-name="P1" draw:layer="layout" svg:x1="22.78cm" svg:y1="10.063cm" svg:x2="22.801cm" svg:y2="11.415cm" draw:start-shape="id7" draw:start-glue-point="2" draw:end-shape="id8" draw:end-glue-point="4" svg:d="m22780 10063v676h21v676">
          <text:p/>
        </draw:connector>
        <draw:connector draw:style-name="gr4" draw:text-style-name="P1" draw:layer="layout" svg:x1="20.124cm" svg:y1="12.884cm" svg:x2="6.69cm" svg:y2="5.461cm" draw:start-shape="id8" draw:start-glue-point="5" draw:end-shape="id2" draw:end-glue-point="2" svg:d="m20124 12884h-13434v-7423">
          <text:p/>
        </draw:connector>
        <draw:connector draw:style-name="gr4" draw:text-style-name="P1" draw:layer="layout" svg:x1="1.673cm" svg:y1="4.79cm" svg:x2="7.813cm" svg:y2="8.854cm" draw:start-shape="id5" draw:start-glue-point="2" draw:end-shape="id3" draw:end-glue-point="3" svg:d="m1673 4790v4064h6140">
          <text:p/>
        </draw:connector>
        <draw:rect draw:style-name="gr10" draw:text-style-name="P2" xml:id="id5" draw:id="id5" draw:layer="layout" svg:width="2.902cm" svg:height="1.115cm" svg:x="0.222cm" svg:y="3.675cm">
          <text:p text:style-name="P1"><text:span text:style-name="T1">Uncalibrated</text:span></text:p>
          <text:p text:style-name="P1"><text:span text:style-name="T1">visibilities</text:span></text:p>
        </draw:rect>
        <draw:frame draw:style-name="gr3" draw:layer="layout" svg:width="1.315cm" svg:height="0.962cm" svg:x="18.417cm" svg:y="11.972cm">
          <draw:text-box>
            <text:p>No</text:p>
          </draw:text-box>
        </draw:frame>
        <draw:frame draw:style-name="gr3" draw:layer="layout" svg:width="1.315cm" svg:height="0.962cm" svg:x="16.518cm" svg:y="6.172cm">
          <draw:text-box>
            <text:p>No</text:p>
          </draw:text-box>
        </draw:frame>
        <draw:frame draw:style-name="gr3" draw:layer="layout" svg:width="1.539cm" svg:height="0.962cm" svg:x="19.018cm" svg:y="7.872cm">
          <draw:text-box>
            <text:p>Yes</text:p>
          </draw:text-box>
        </draw:frame>
        <draw:frame draw:style-name="gr3" draw:layer="layout" svg:width="1.539cm" svg:height="0.962cm" svg:x="25.419cm" svg:y="11.872cm">
          <draw:text-box>
            <text:p>Yes</text:p>
          </draw:text-box>
        </draw:frame>
        <draw:frame draw:style-name="gr3" draw:layer="layout" svg:width="3.711cm" svg:height="0.962cm" svg:x="7.329cm" svg:y="10.569cm">
          <draw:text-box>
            <text:p>Minor cycle</text:p>
          </draw:text-box>
        </draw:frame>
        <draw:frame draw:style-name="gr3" draw:layer="layout" svg:width="3.711cm" svg:height="0.962cm" svg:x="2.93cm" svg:y="13.669cm">
          <draw:text-box>
            <text:p>Major cycle</text:p>
          </draw:text-box>
        </draw:frame>
        <draw:frame draw:style-name="gr3" xml:id="id9" draw:id="id9" draw:layer="layout" svg:width="0.853cm" svg:height="0.962cm" svg:x="26.923cm" svg:y="12.397cm">
          <draw:text-box>
            <text:p><text:span text:style-name="T2">θ</text:span></text:p>
          </draw:text-box>
        </draw:frame>
        <draw:connector draw:style-name="gr4" draw:text-style-name="P1" draw:layer="layout" svg:x1="25.478cm" svg:y1="12.884cm" svg:x2="26.923cm" svg:y2="12.878cm" draw:start-shape="id8" draw:start-glue-point="7" draw:end-shape="id9" draw:end-glue-point="3" svg:d="m25478 12884h724v-6h721">
          <text:p/>
        </draw:connector>
        <draw:rect draw:style-name="gr11" draw:text-style-name="P1" xml:id="id13" draw:id="id13" draw:layer="layout" svg:width="6.182cm" svg:height="2.417cm" svg:x="20.552cm" svg:y="4.409cm">
          <text:p text:style-name="P1">Model source</text:p>
          <text:p text:style-name="P1">Position estimation</text:p>
          <text:p text:style-name="P1">(WSF)</text:p>
        </draw:rect>
        <draw:connector draw:style-name="gr12" draw:text-style-name="P1" draw:layer="layout" draw:line-skew="0.771cm" svg:x1="16.529cm" svg:y1="7.402cm" svg:x2="11.391cm" svg:y2="6.55cm" draw:start-shape="id4" draw:start-glue-point="4" draw:end-shape="id10" draw:end-glue-point="0" svg:d="m16529 7402v-1704h-5138v852">
          <text:p/>
        </draw:connector>
        <draw:custom-shape draw:style-name="gr13" draw:text-style-name="P1" xml:id="id11" draw:id="id11" draw:layer="layout" svg:width="2.416cm" svg:height="0.93cm" draw:transform="rotate (-1.57079632679579) translate (16.985cm 3.023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4977.7410012412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1" draw:layer="layout" svg:x1="16.055cm" svg:y1="4.231cm" svg:x2="14.971cm" svg:y2="4.253cm" draw:start-shape="id11" draw:start-glue-point="5" draw:end-shape="id6" draw:end-glue-point="1" svg:d="m16055 4231h-542v22h-542">
          <text:p/>
        </draw:connector>
        <draw:rect draw:style-name="gr10" draw:text-style-name="P3" xml:id="id12" draw:id="id12" draw:layer="layout" svg:width="4.645cm" svg:height="2.094cm" svg:x="20.562cm" svg:y="1.594cm">
          <text:p text:style-name="P3"><text:span text:style-name="T3">Catalog model </text:span></text:p>
          <text:p text:style-name="P3"><text:span text:style-name="T3">source position</text:span></text:p>
        </draw:rect>
        <draw:connector draw:style-name="gr4" draw:text-style-name="P1" draw:layer="layout" draw:type="line" svg:x1="20.562cm" svg:y1="2.641cm" svg:x2="16.985cm" svg:y2="4.231cm" draw:start-shape="id12" draw:start-glue-point="3" draw:end-shape="id11" draw:end-glue-point="7" svg:d="m20562 2641-3577 1590">
          <text:p/>
        </draw:connector>
        <draw:connector draw:style-name="gr4" draw:text-style-name="P1" draw:layer="layout" draw:type="line" svg:x1="20.552cm" svg:y1="5.617cm" svg:x2="16.985cm" svg:y2="4.231cm" draw:start-shape="id13" draw:start-glue-point="3" draw:end-shape="id11" draw:end-glue-point="7" svg:d="m20552 5617-3567-1386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4.82cm" svg:x="1cm" svg:y="3.862cm"/>
      <draw:page-thumbnail draw:layer="backgroundobjects" svg:width="8.999cm" svg:height="4.82cm" svg:x="1cm" svg:y="12.438cm"/>
      <draw:page-thumbnail draw:layer="backgroundobjects" svg:width="8.999cm" svg:height="4.82cm" svg:x="1cm" svg:y="21.014cm"/>
      <draw:page-thumbnail draw:layer="backgroundobjects" svg:width="8.999cm" svg:height="4.82cm" svg:x="11cm" svg:y="3.862cm"/>
      <draw:page-thumbnail draw:layer="backgroundobjects" svg:width="8.999cm" svg:height="4.82cm" svg:x="11cm" svg:y="12.438cm"/>
      <draw:page-thumbnail draw:layer="backgroundobjects" svg:width="8.999cm" svg:height="4.82cm" svg:x="11cm" svg:y="21.01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eyush Prasad</meta:initial-creator>
    <meta:creation-date>2013-11-18T01:10:21</meta:creation-date>
    <dc:date>2013-11-18T12:48:22</dc:date>
    <dc:creator>Peeyush Prasad</dc:creator>
    <meta:editing-duration>PT11H22M37S</meta:editing-duration>
    <meta:editing-cycles>8</meta:editing-cycles>
    <meta:generator>OpenOffice.org/3.3$Unix OpenOffice.org_project/330m20$Build-9567</meta:generator>
    <meta:document-statistic meta:object-count="57"/>
  </office:meta>
</office:document-meta>
</file>